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 fo:font-size="11pt" officeooo:paragraph-rsid="001e2fe3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bold" officeooo:paragraph-rsid="001e2fe3" style:font-size-asian="11pt" style:font-weight-asian="bold" style:font-size-complex="11pt" style:font-weight-complex="bold"/>
    </style:style>
    <style:style style:name="T1" style:family="text">
      <style:text-properties officeooo:rsid="001e2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ay 3 task: </text:span></text:p>
      <text:p text:style-name="P2"/>
      <text:p text:style-name="P2">I would like you to put together the HTML code for a website homepage for an imaginary business. The type of business is completely your choice, it can be a Coffeeshop, a Gym, a Florist whatever you like. </text:p>
      <text:p text:style-name="P3"> <text:line-break/>The page must use the appropriate HTML document structure and make use of appropriate HTML elements throughout. </text:p>
      <text:p text:style-name="P3"> <text:line-break/>The website must include the following: </text:p>
      <text:p text:style-name="P3">  </text:p>
      <text:p text:style-name="P3">An updated Favicon <text:line-break/>An embedded YouTube video <text:line-break/>An embedded Google Map <text:line-break/>Appropriate use of id's and Classes </text:p>
      <text:p text:style-name="P3">   </text:p>
      <text:p text:style-name="P3">If you wish to do so feel free to try and add some basic styling, however, as we haven't covered CSS there is no obligation to do so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6:21.668000000</meta:creation-date>
    <dc:date>2024-01-23T17:56:56.862000000</dc:date>
    <meta:editing-duration>PT35S</meta:editing-duration>
    <meta:editing-cycles>1</meta:editing-cycles>
    <meta:document-statistic meta:table-count="0" meta:image-count="0" meta:object-count="0" meta:page-count="1" meta:paragraph-count="8" meta:word-count="109" meta:character-count="619" meta:non-whitespace-character-count="498"/>
    <meta:generator>LibreOffice/7.6.4.1$Windows_X86_64 LibreOffice_project/e19e193f88cd6c0525a17fb7a176ed8e6a3e2aa1</meta:generator>
  </office:meta>
</office:document-meta>
</file>